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rtificatesLoginModule.logi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CertificatesLoginModule.ab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ertificatesLoginModule.initialize( Subject sub , CallbackHandler handler , Map sharedState , Map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ertificatesLoginModule.comm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ertificatesLoginModul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rtificatesLoginModule.log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